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DejaVu Sans" style:font-name="Liberation Serif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Video Training</text:p>
          </table:table-cell>
          <table:table-cell table:style-name="ce1" table:number-columns-repeated="4"/>
          <table:table-cell table:style-name="ce2" table:number-columns-repeated="5"/>
        </table:table-row>
        <table:table-row table:style-name="ro1">
          <table:table-cell table:number-columns-repeated="3"/>
          <table:table-cell table:style-name="ce2" table:number-columns-repeated="10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" table:number-columns-repeated="5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style-name="ce4"/>
          <table:table-cell table:style-name="ce2" table:number-columns-repeated="7"/>
        </table:table-row>
        <table:table-row table:style-name="ro1" table:number-rows-repeated="2">
          <table:table-cell table:number-columns-repeated="3"/>
          <table:table-cell table:style-name="ce2"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tus Yesterday     </text:p>
          </table:table-cell>
          <table:table-cell table:style-name="ce1" office:value-type="string" calcext:value-type="string">
            <text:p>Status Today</text:p>
          </table:table-cell>
          <table:table-cell table:style-name="ce7" office:value-type="string" calcext:value-type="string">
            <text:p>Status Tomorrow</text:p>
          </table:table-cell>
          <table:table-cell table:style-name="ce2"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Durga Manikanta</text:p>
          </table:table-cell>
          <table:table-cell table:style-name="ce3" office:value-type="string" calcext:value-type="string">
            <text:p>29/09/20</text:p>
          </table:table-cell>
          <table:table-cell table:style-name="ce14" office:value-type="string" calcext:value-type="string">
            <text:p>On leave</text:p>
          </table:table-cell>
          <table:table-cell table:style-name="ce5" office:value-type="string" calcext:value-type="string">
            <text:p>1.i have studied document <text:a xlink:href="https://github.com/leandromoreira/digital_video_introduction" xlink:type="simple">https://github.com/leandromoreira/digital_video_introduction</text:a> 2.2.i have written and closed v4l2 doc and makefile for dynamic lib and readme.txtt for dynamic lib <text:a xlink:href="https://github.com/manikantapips/TSHtraining" xlink:type="simple">https://github.com/manikantapips/TSHtraining</text:a> 3.2.i have written and closed v4l2 doc and makefile for dynamic lib and readme.txtt for dynamic lib <text:a xlink:href="https://github.com/manikantapips/TSHtraining" xlink:type="simple">https://github.com/manikantapips/TSHtraining</text:a></text:p>
          </table:table-cell>
          <table:table-cell table:style-name="ce8" office:value-type="string" calcext:value-type="string">
            <text:p>1.i will put all print statement after function and i will try to understand flow ffmpeg-h264-dec flow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table:style-name="ce2" table:number-columns-repeated="3"/>
          <table:table-cell table:style-name="ce6"/>
          <table:table-cell table:style-name="ce2" table:number-columns-repeated="6"/>
        </table:table-row>
        <table:table-row table:style-name="ro1">
          <table:table-cell table:number-columns-repeated="3"/>
          <table:table-cell table:style-name="ce2" table:number-columns-repeated="3"/>
          <table:table-cell table:style-name="ce6"/>
          <table:table-cell table:style-name="ce2"/>
          <table:table-cell table:number-columns-repeated="5"/>
        </table:table-row>
        <table:table-row table:style-name="ro3">
          <table:table-cell table:number-columns-repeated="4"/>
          <table:table-cell table:style-name="ce12" office:value-type="date" office:date-value="2020-09-30" calcext:value-type="date">
            <text:p>30/09/20</text:p>
          </table:table-cell>
          <table:table-cell table:style-name="ce15" office:value-type="string" calcext:value-type="string">
            <text:p><text:span text:style-name="T1">1.i have studied document </text:span><text:span text:style-name="T1"><text:a xlink:href="https://github.com/leandromoreira/digital_video_introduction" xlink:type="simple">https://github.com/leandromoreira/digital_video_introduction</text:a></text:span><text:span text:style-name="T1">   2.1.i have studied document https://github.com/leandromoreira/digital_video_introduction</text:span></text:p>
          </table:table-cell>
          <table:table-cell table:style-name="ce16" office:value-type="string" calcext:value-type="string">
            <text:p>1.i have studied document <text:a xlink:href="https://github.com/ckevar/h264-splitter" xlink:type="simple">https://github.com/ckevar/h264-splitter</text:a> 2.And also trying to undi have been trying to understand ffmpeg-h264-dec flow</text:p>
          </table:table-cell>
          <table:table-cell table:style-name="ce21" office:value-type="string" calcext:value-type="string">
            <text:p>1.i will understand ffmepg-h264-dec flow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4"/>
          <table:table-cell table:style-name="ce17" office:value-type="date" office:date-value="2020-10-01" calcext:value-type="date">
            <text:p>01/10/20</text:p>
          </table:table-cell>
          <table:table-cell table:style-name="ce16" office:value-type="string" calcext:value-type="string">
            <text:p><text:span text:style-name="T2">1.i have studied document </text:span><text:span text:style-name="T2"><text:a xlink:href="https://github.com/ckevar/h264-splitter" xlink:type="simple">https://github.com/ckevar/h264-splitter</text:a></text:span><text:span text:style-name="T2"> 2.And also trying to undi have been trying to understand ffmpeg-h264-dec flow</text:span></text:p>
          </table:table-cell>
          <table:table-cell table:style-name="ce16" office:value-type="string" calcext:value-type="string">
            <text:p>1.i have been trying to understand <text:s/>avcodec_register https://github.com/shengbinmeng/ffmpeg-h264-dec/blob/master/main.c#L65</text:p>
          </table:table-cell>
          <table:table-cell table:style-name="ce16" office:value-type="string" calcext:value-type="string">
            <text:p>i will understand flow of ffmpeg by putting printf in each calling func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1:14:17.419886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05:57.183391974</meta:creation-date>
    <dc:date>2020-10-02T11:16:37.673319115</dc:date>
    <meta:editing-duration>PT9H14M30S</meta:editing-duration>
    <meta:editing-cycles>7</meta:editing-cycles>
    <meta:generator>LibreOffice/6.4.4.2$Linux_X86_64 LibreOffice_project/40$Build-2</meta:generator>
    <meta:document-statistic meta:table-count="1" meta:cell-count="19" meta:object-count="0"/>
  </office:meta>
</office:document-meta>
</file>